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istenceManagedTypesScannerTests.scanPackageUsesIndexIf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sistenceManagedTypesScannerTests.scanPackageWithOnlyEnt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istenceManagedTypesScannerTests.scanPackageWithEntitiesAndManagedPack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